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2" style:family="paragraph" style:parent-style-name="Standard"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3d4de" style:font-name-asian="Arial"/>
    </style:style>
    <style:style style:name="T2" style:family="text">
      <style:text-properties officeooo:rsid="00083180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83180"/>
    </style:style>
    <style:style style:name="T5" style:family="text">
      <style:text-properties officeooo:rsid="0009ac5f"/>
    </style:style>
    <style:style style:name="T6" style:family="text">
      <style:text-properties officeooo:rsid="000a7c42"/>
    </style:style>
    <style:style style:name="T7" style:family="text">
      <style:text-properties officeooo:rsid="000c6a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Gestionar la agenda de cada trabajador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6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8"><text:span text:style-name="T3">Médico</text:span>(I), <text:span text:style-name="T4">Enfermero(I), Auxiliar(I), Celador(I), Fisioterapeuta(I), Personal de mantenimiento 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8"><text:span text:style-name="T7">Media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10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10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22">La modificación de la agenda debe estar autorizada por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8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23">Que en cualquier momento sepa cualquier trabajador cual es su turno de trabajo y para tener bien organizados cambios o imprevistos que puedan surgir. <text:s/>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Se proporciona <text:span text:style-name="T7">un calendario con los turnos de cada trabajador. En caso de tener que modificar alguno se solictará la entrega de la autorización por parte del centro</text:span>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24">Se pide consultar o modificar el estado de la agenda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20">El <text:span text:style-name="T7">sistema muestra el calendario asociado al trabajador del cual se solicita la información</text:span></text:p>
          </table:table-cell>
        </table:table-row>
        <table:table-row table:style-name="Tabla4.2">
          <table:table-cell table:style-name="Tabla4.A5" office:value-type="string">
            <text:p text:style-name="P9">3</text:p>
          </table:table-cell>
          <table:table-cell table:style-name="Tabla4.B5" office:value-type="string">
            <text:p text:style-name="P24">En caso de pedir modificación de la agenda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5"/>
          </table:table-cell>
          <table:table-cell table:style-name="Tabla4.C5" office:value-type="string">
            <text:p text:style-name="P25">4</text:p>
          </table:table-cell>
          <table:table-cell table:style-name="Tabla4.D5" office:value-type="string">
            <text:p text:style-name="P27">El sistema pide la autorización y si es válida se realiza la modificación</text:p>
          </table:table-cell>
        </table:table-row>
        <table:table-row table:style-name="Tabla4.2">
          <table:table-cell table:style-name="Tabla4.A6" office:value-type="string">
            <text:p text:style-name="P26">5</text:p>
          </table:table-cell>
          <table:table-cell table:style-name="Tabla4.B6" office:value-type="string">
            <text:p text:style-name="P24">El usuario guarda la información modificada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12"><text:span text:style-name="T2"/></text:p>
          </table:table-cell>
        </table:table-row>
        <table:table-row table:style-name="Tabla4.2">
          <table:table-cell table:style-name="Tabla4.A8" office:value-type="string">
            <text:p text:style-name="P26"/>
          </table:table-cell>
          <table:table-cell table:style-name="Tabla4.B8" office:value-type="string">
            <text:p text:style-name="P24"/>
          </table:table-cell>
          <table:table-cell table:style-name="Tabla4.C8" office:value-type="string">
            <text:p text:style-name="P26">6</text:p>
          </table:table-cell>
          <table:table-cell table:style-name="Tabla4.D8" office:value-type="string">
            <text:p text:style-name="P24">El sistema informa si desea hacer alguna operación más</text:p>
          </table:table-cell>
        </table:table-row>
        <table:table-row table:style-name="Tabla4.2">
          <table:table-cell table:style-name="Tabla4.A8" office:value-type="string">
            <text:p text:style-name="P26">7</text:p>
          </table:table-cell>
          <table:table-cell table:style-name="Tabla4.B8" office:value-type="string">
            <text:p text:style-name="P24">Si no hay mas operaciones el usuario cierra la aplicacion</text:p>
          </table:table-cell>
          <table:table-cell table:style-name="Tabla4.C8" office:value-type="string">
            <text:p text:style-name="P26"/>
          </table:table-cell>
          <table:table-cell table:style-name="Tabla4.D8" office:value-type="string">
            <text:p text:style-name="P24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21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8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44:20.802074768</dc:date>
    <meta:print-date>2012-03-13T15:37:00</meta:print-date>
    <meta:editing-cycles>14</meta:editing-cycles>
    <meta:editing-duration>PT1H7M49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230" meta:character-count="1392" meta:non-whitespace-character-count="1212"/>
  </office:meta>
</office:document-meta>
</file>